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9ba2" officeooo:paragraph-rsid="00179ba2"/>
    </style:style>
    <style:style style:name="P2" style:family="paragraph" style:parent-style-name="Standard">
      <style:text-properties officeooo:rsid="0019a295" officeooo:paragraph-rsid="0019a295"/>
    </style:style>
    <style:style style:name="P3" style:family="paragraph" style:parent-style-name="Standard">
      <style:text-properties officeooo:rsid="001b43e6" officeooo:paragraph-rsid="001b43e6"/>
    </style:style>
    <style:style style:name="P4" style:family="paragraph" style:parent-style-name="Standard">
      <style:text-properties officeooo:rsid="001d7703" officeooo:paragraph-rsid="001d7703"/>
    </style:style>
    <style:style style:name="P5" style:family="paragraph" style:parent-style-name="Standard">
      <style:text-properties officeooo:rsid="001eafb9" officeooo:paragraph-rsid="001eafb9"/>
    </style:style>
    <style:style style:name="P6" style:family="paragraph" style:parent-style-name="Standard">
      <style:text-properties officeooo:rsid="002093eb" officeooo:paragraph-rsid="002093eb"/>
    </style:style>
    <style:style style:name="P7" style:family="paragraph" style:parent-style-name="Standard">
      <style:text-properties officeooo:rsid="0021bc6e" officeooo:paragraph-rsid="0021bc6e"/>
    </style:style>
    <style:style style:name="P8" style:family="paragraph" style:parent-style-name="Standard">
      <style:text-properties officeooo:rsid="00224e25" officeooo:paragraph-rsid="00224e25"/>
    </style:style>
    <style:style style:name="P9" style:family="paragraph" style:parent-style-name="Standard">
      <style:text-properties officeooo:rsid="00224e25" officeooo:paragraph-rsid="001eaf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M Installation Blog</text:p>
      <text:p text:style-name="P1"/>
      <text:p text:style-name="P1"/>
      <text:p text:style-name="P1">Preconditions: </text:p>
      <text:p text:style-name="P1">&lt;1&gt; <text:s/>Eclipse</text:p>
      <text:p text:style-name="P1">&lt;2&gt; <text:s/>Java Environment </text:p>
      <text:p text:style-name="P2">two methods to install environment for it:</text:p>
      <text:p text:style-name="P2"><text:s text:c="3"/>a) <text:s/>sudo apt install …</text:p>
      <text:p text:style-name="P2"><text:s text:c="3"/>b) <text:s/>download from website and use it later</text:p>
      <text:p text:style-name="P3">I download actually jdk and jre both, but only include one of them in Eclipse by adding those lines above to eclipse.init: </text:p>
      <text:p text:style-name="P2">-vm</text:p>
      <text:p text:style-name="P2">/home/ding/ProcessMining/softwares/jre-10.0.2_linux-x64_bin/jre-10.0.2/bin</text:p>
      <text:p text:style-name="P2"/>
      <text:p text:style-name="P2">Differebces : sudo user or normal user, only for the local use??? </text:p>
      <text:p text:style-name="P1">&lt;3&gt; <text:s/>Subversion + Ivy </text:p>
      <text:p text:style-name="P4">In Eclipse to find the Help- Software Market and to add it </text:p>
      <text:p text:style-name="P4"/>
      <text:p text:style-name="P4"/>
      <text:p text:style-name="P9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7:05:04.212680520</meta:creation-date>
    <dc:date>2018-08-08T17:03:57.618580508</dc:date>
    <meta:editing-duration>PT1H27M30S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81" meta:character-count="530" meta:non-whitespace-character-count="445"/>
  </office:meta>
</office:document-meta>
</file>